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Heading_20_3">
      <style:text-properties officeooo:rsid="0009d0fc" officeooo:paragraph-rsid="0009d0fc"/>
    </style:style>
    <style:style style:name="P4" style:family="paragraph" style:parent-style-name="Preformatted_20_Text" style:list-style-name="L1">
      <style:paragraph-properties fo:margin-top="0cm" fo:margin-bottom="0.499cm" style:contextual-spacing="false"/>
    </style:style>
    <style:style style:name="P5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 style:list-style-name="L7">
      <style:paragraph-properties fo:margin-top="0cm" fo:margin-bottom="0.499cm" style:contextual-spacing="false"/>
    </style:style>
    <style:style style:name="P9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Preformatted_20_Text" style:list-style-name="L1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Preformatted_20_Text" style:list-style-name="L1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" style:family="paragraph" style:parent-style-name="Text_20_body" style:list-style-name="L1"/>
    <style:style style:name="P13" style:family="paragraph" style:parent-style-name="Text_20_body" style:list-style-name="L3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9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>
      <style:text-properties officeooo:rsid="000bbe87" officeooo:paragraph-rsid="000bbe87"/>
    </style:style>
    <style:style style:name="T1" style:family="text">
      <style:text-properties officeooo:rsid="000bbe8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Configurar el lenguage de <text:span text:style-name="T1">nemo</text:span></text:h>
      <text:p text:style-name="P20">cinnamon-translations</text:p>
      <text:h text:style-name="Heading_20_3" text:outline-level="3"><text:span text:style-name="Strong_20_Emphasis"><text:span text:style-name="T3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6:31:49.041122301</meta:creation-date>
    <dc:date>2024-10-15T17:15:41.150982306</dc:date>
    <meta:editing-duration>PT1M19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2" meta:word-count="6" meta:character-count="51" meta:non-whitespace-character-count="47"/>
  </office:meta>
</office:document-meta>
</file>